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ttps://github.com/Luc-cano-simon/Memory.g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8T11:52:17.869364086</meta:creation-date>
    <dc:date>2018-06-28T11:52:39.542396091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44" meta:non-whitespace-character-count="44"/>
    <meta:generator>LibreOffice/6.0.3.2$Linux_X86_64 LibreOffice_project/00m0$Build-2</meta:generator>
  </office:meta>
</office:document-meta>
</file>